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text-line-through-style="solid" style:text-line-through-width="bold"/>
    </style:style>
    <style:style style:name="P3" style:family="paragraph" style:parent-style-name="Standard" style:list-style-name="L1">
      <style:text-properties fo:font-style="italic" style:font-style-asian="italic" style:font-style-complex="italic"/>
    </style:style>
    <style:style style:name="T1" style:family="text">
      <style:text-properties style:text-line-through-style="solid" style:text-line-through-width="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272171" text:style-name="L1">
        <text:list-item>
          <text:p text:style-name="P2">Change path planning to use actual coordinates instead of map indices.</text:p>
        </text:list-item>
        <text:list-item>
          <text:p text:style-name="P2">Move map so that one corner is at (0, 0) and extends down the positive x and z axes.</text:p>
          <text:list>
            <text:list-item>
              <text:p text:style-name="P3">Had to extend map in negative z direction since Ogre is Left Handed. <text:s/>This also meant flipping the map layout so that row 0 was on the bottom instead of the top.</text:p>
            </text:list-item>
          </text:list>
        </text:list-item>
        <text:list-item>
          <text:p text:style-name="P2">Add global functions to common.h to convert a row and column into (x, z) coordinates for a cell.</text:p>
          <text:list>
            <text:list-item>
              <text:p text:style-name="P3">Added GridNode class to represent a (row, col) couple without the confusion of using an Ogre::Vector2 since row==y and col==x. <text:s/>This is now used for path planning and all map related coordinates.</text:p>
            </text:list-item>
          </text:list>
        </text:list-item>
        <text:list-item>
          <text:p text:style-name="P2">Revist corner based A* algorithm.</text:p>
        </text:list-item>
        <text:list-item>
          <text:p text:style-name="P2">Have aliens follow current path on update().</text:p>
        </text:list-item>
        <text:list-item>
          <text:p text:style-name="P2">Move path planning into background thread.</text:p>
        </text:list-item>
        <text:list-item>
          <text:p text:style-name="P2">Add path to exit once the alien has a power core.</text:p>
        </text:list-item>
        <text:list-item>
          <text:p text:style-name="P2">Update level file to include a list of waves.</text:p>
          <text:list>
            <text:list-item>
              <text:p text:style-name="P3">Included Single, Series, and Cluster configurations for waves. <text:s/>May want to include more later.</text:p>
            </text:list-item>
          </text:list>
        </text:list-item>
        <text:list-item>
          <text:p text:style-name="P2">In background path planning thread, also generate default path to exit so that can be used for all aliens reaching the data cores instead of having to plan for them each seperately.</text:p>
        </text:list-item>
        <text:list-item>
          <text:p text:style-name="P2">If no path exists during path planning, remove all towers from the map and plan again to get a path, even though it will go through towers. <text:s/>User's fault.</text:p>
        </text:list-item>
        <text:list-item>
          <text:p text:style-name="P2">Replace bools used for threading to long and use the InterlockedCompareExchange method to update it.</text:p>
        </text:list-item>
        <text:list-item>
          <text:p text:style-name="P2">Create a factory for parsing waves from level file. <text:s/>This factory will be responsible for know what types of aliens to add and when. <text:s/>The Level will rely on it to provide it with new aliens at the right time.</text:p>
        </text:list-item>
        <text:list-item>
          <text:p text:style-name="P2">Subclass the Tower class for specific tower types.</text:p>
        </text:list-item>
        <text:list-item>
          <text:p text:style-name="P2">Move all level related input to the Level class (camera movement, decal updates, etc...)</text:p>
        </text:list-item>
        <text:list-item>
          <text:p text:style-name="P1"><text:span text:style-name="T1">Create a simple GUI for the Level that allows the user to select what type of tower to create, upgrade towers, or sell towers. </text:span><text:s/>The GUI should disable options that the user does not have the resources for.</text:p>
        </text:list-item>
        <text:list-item>
          <text:p text:style-name="P2">Add logic to Laser tower to shoot at the nearest alien.</text:p>
        </text:list-item>
        <text:list-item>
          <text:p text:style-name="P2">Add damage</text:p>
          <text:list>
            <text:list-item>
              <text:p text:style-name="P2">Add a health status bar over each alien that represents a % of the alien's health.</text:p>
            </text:list-item>
            <text:list-item>
              <text:p text:style-name="P2">Tower should inflict a certain amount of damage with each hit</text:p>
            </text:list-item>
            <text:list-item>
              <text:p text:style-name="P2">Aliens should take a certain amount of damage with each hit</text:p>
            </text:list-item>
            <text:list-item>
              <text:p text:style-name="P2">When an alien's health reaches 0, it should die</text:p>
            </text:list-item>
            <text:list-item>
              <text:p text:style-name="P2">When an alien dies, it should play a dying annimation before being destroyed.</text:p>
            </text:list-item>
          </text:list>
        </text:list-item>
        <text:list-item>
          <text:p text:style-name="P2">Save Levels</text:p>
        </text:list-item>
        <text:list-item>
          <text:p text:style-name="P1">Level Editor</text:p>
          <text:list>
            <text:list-item>
              <text:p text:style-name="P1">Define grid size</text:p>
              <text:list>
                <text:list-item>
                  <text:p text:style-name="P1">Dynamically modifiable</text:p>
                </text:list-item>
              </text:list>
            </text:list-item>
            <text:list-item>
              <text:p text:style-name="P1">Right-Click to bring up the tile selection menu</text:p>
            </text:list-item>
            <text:list-item>
              <text:p text:style-name="P1">Left-Click to paint tiles</text:p>
            </text:list-item>
            <text:list-item>
              <text:p text:style-name="P1">Hold and drag left click to paint a rectangle of spaces</text:p>
            </text:list-item>
            <text:list-item>
              <text:p text:style-name="P1">Ability to define alien waves</text:p>
            </text:list-item>
            <text:list-item>
              <text:p text:style-name="P1">Ability to specify valid tower types to allow</text:p>
            </text:list-item>
            <text:list-item>
              <text:p text:style-name="P1">Ability to specify starting credits amount</text:p>
            </text:list-item>
          </text:list>
        </text:list-item>
        <text:list-item>
          <text:p text:style-name="P1">Switch to Google proto-buffers for level files</text:p>
        </text:list-item>
        <text:list-item>
          <text:p text:style-name="P1">Move alien targeting to a background thread.</text:p>
        </text:list-item>
        <text:list-item>
          <text:p text:style-name="P1"><text:soft-page-break/>Add additional tower types (with actual differences in behavior).</text:p>
          <text:list>
            <text:list-item>
              <text:p text:style-name="P1">Increase tower abilities when upgraded</text:p>
            </text:list-item>
            <text:list-item>
              <text:p text:style-name="P1">Certain towers/upgrades shouldn't be available until certain utility towers are built/upgraded.</text:p>
            </text:list-item>
          </text:list>
        </text:list-item>
        <text:list-item>
          <text:p text:style-name="P1">Add additional alien types (with actual differences in behavior).</text:p>
        </text:list-item>
        <text:list-item>
          <text:p text:style-name="P1">Create GUI main menu.</text:p>
        </text:list-item>
        <text:list-item>
          <text:p text:style-name="P1">Customizable game settings that are saved and loaded.</text:p>
        </text:list-item>
        <text:list-item>
          <text:p text:style-name="P1">Create better graphics.</text:p>
        </text:list-item>
        <text:list-item>
          <text:p text:style-name="P1">Add aud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56M41S</meta:editing-duration>
    <meta:editing-cycles>22</meta:editing-cycles>
    <meta:generator>OpenOffice.org/3.2$Win32 OpenOffice.org_project/320m18$Build-9502</meta:generator>
    <dc:date>2011-07-08T23:13:55.19</dc:date>
    <dc:creator>David Mitchell</dc:creator>
    <meta:document-statistic meta:table-count="0" meta:image-count="0" meta:object-count="0" meta:page-count="2" meta:paragraph-count="45" meta:word-count="574" meta:character-count="3100"/>
    <meta:user-defined meta:name="Info 1"/>
    <meta:user-defined meta:name="Info 2"/>
    <meta:user-defined meta:name="Info 3"/>
    <meta:user-defined meta:name="Info 4"/>
  </office:meta>
</office:document-meta>
</file>